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Andale Mono WT', 'Andale Mono', 'Lucida Console', 'Lucida Sans Typewriter', 'DejaVu Sans Mono', 'Bitstream Vera Sans Mono', 'Liberation Mono', 'Nimbus Mono L', Monaco, 'Courier New', Courier, monospace"/>
    <style:font-face style:name="Lato" svg:font-family="Lato, proxima-nova, 'Helvetica Neue', Arial, sans-serif"/>
    <style:font-face style:name="Roboto Slab" svg:font-family="'Roboto Slab', ff-tisa-web-pro, Georgia, Arial, sans-serif"/>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in" fo:margin-right="0in" fo:margin-top="0in" fo:margin-bottom="0.25in" loext:contextual-spacing="false" style:line-height-at-least="0.25in" fo:text-indent="0in" style:auto-text-indent="false"/>
      <style:text-properties fo:font-variant="normal" fo:text-transform="none" fo:color="#404040" style:font-name="Lato" fo:font-size="12pt" fo:letter-spacing="normal" fo:font-style="normal" fo:font-weight="normal"/>
    </style:style>
    <style:style style:name="P2" style:family="paragraph" style:parent-style-name="Text_20_body">
      <style:paragraph-properties fo:margin-left="0in" fo:margin-right="0in" fo:margin-top="0in" fo:margin-bottom="0.25in" loext:contextual-spacing="false" style:line-height-at-least="0.25in" fo:text-indent="0in" style:auto-text-indent="false"/>
    </style:style>
    <style:style style:name="P3" style:family="paragraph" style:parent-style-name="Heading_20_1">
      <style:paragraph-properties fo:margin-top="0in" fo:margin-bottom="0.0972in" loext:contextual-spacing="false"/>
      <style:text-properties style:font-name="Roboto Slab" fo:font-size="21pt" fo:font-weight="bold"/>
    </style:style>
    <style:style style:name="P4" style:family="paragraph" style:parent-style-name="Preformatted_20_Text">
      <style:paragraph-properties fo:margin-left="0in" fo:margin-right="0in" fo:margin-top="0in" fo:margin-bottom="0in" loext:contextual-spacing="false" fo:text-indent="0in" style:auto-text-indent="false" fo:padding="0in" fo:border="none"/>
      <style:text-properties fo:font-variant="normal" fo:text-transform="none" fo:color="#404040" style:font-name="Consolas" fo:font-size="9pt" fo:letter-spacing="normal" fo:font-style="normal" fo:font-weight="normal" loext:padding="0in" loext:border="none"/>
    </style:style>
    <style:style style:name="P5" style:family="paragraph" style:parent-style-name="Preformatted_20_Text">
      <style:paragraph-properties fo:margin-top="0in" fo:margin-bottom="0in" loext:contextual-spacing="false" fo:padding="0in" fo:border="none"/>
    </style:style>
    <style:style style:name="P6" style:family="paragraph" style:parent-style-name="Preformatted_20_Text">
      <style:paragraph-properties fo:margin-top="0in" fo:margin-bottom="0in" loext:contextual-spacing="false" fo:padding="0in" fo:border="none"/>
      <style:text-properties fo:font-variant="normal" fo:text-transform="none" fo:color="#404040" style:font-name="Consolas" fo:font-size="9pt" fo:letter-spacing="normal" fo:font-style="normal" fo:font-weight="normal" loext:padding="0in" loext:border="none"/>
    </style:style>
    <style:style style:name="P7" style:family="paragraph" style:parent-style-name="Preformatted_20_Text">
      <style:paragraph-properties fo:margin-top="0in" fo:margin-bottom="0in" loext:contextual-spacing="false" fo:padding="0in" fo:border="none"/>
      <style:text-properties fo:font-variant="normal" fo:text-transform="none" fo:color="#404040" fo:letter-spacing="normal" loext:padding="0in" loext:border="none"/>
    </style:style>
    <style:style style:name="P8" style:family="paragraph" style:parent-style-name="Heading_20_2">
      <style:paragraph-properties fo:margin-top="0in" fo:margin-bottom="0.0972in" loext:contextual-spacing="false"/>
      <style:text-properties style:font-name="Roboto Slab" fo:font-size="18pt" fo:font-weight="bold"/>
    </style:style>
    <style:style style:name="P9" style:family="paragraph" style:parent-style-name="Heading_20_2">
      <style:paragraph-properties fo:margin-top="0in" fo:margin-bottom="0.0972in" loext:contextual-spacing="false"/>
      <style:text-properties fo:font-variant="normal" fo:text-transform="none" fo:color="#404040" style:font-name="Lato" fo:font-size="12pt" fo:letter-spacing="normal" fo:font-style="normal" fo:font-weight="normal" style:font-name-asian="Lato" style:font-size-asian="12pt" style:font-style-asian="normal" style:font-weight-asian="normal" style:font-name-complex="Lato" style:font-size-complex="12pt" style:font-style-complex="normal" style:font-weight-complex="normal"/>
    </style:style>
    <style:style style:name="P10" style:family="paragraph" style:parent-style-name="Heading_20_3">
      <style:paragraph-properties fo:margin-top="0in" fo:margin-bottom="0.0972in" loext:contextual-spacing="false"/>
    </style:style>
    <style:style style:name="P11" style:family="paragraph" style:parent-style-name="Heading_20_3">
      <style:paragraph-properties fo:margin-top="0in" fo:margin-bottom="0.0972in" loext:contextual-spacing="false"/>
      <style:text-properties style:font-name="Roboto Slab" fo:font-size="15pt" fo:font-weight="bold"/>
    </style:style>
    <style:style style:name="T1" style:family="text">
      <style:text-properties style:font-name="Consolas" fo:font-size="9pt" fo:font-style="normal" fo:font-weight="normal"/>
    </style:style>
    <style:style style:name="T2" style:family="text">
      <style:text-properties fo:color="#404040" style:text-line-through-style="none" style:text-line-through-type="none" style:text-underline-style="none" style:text-blinking="false"/>
    </style:style>
    <style:style style:name="T3" style:family="text">
      <style:text-properties fo:font-variant="normal" fo:text-transform="none" fo:color="#404040" style:font-name="Lato" fo:font-size="12pt" fo:letter-spacing="normal" fo:font-style="normal" fo:font-weight="normal"/>
    </style:style>
    <style:style style:name="T4" style:family="text">
      <style:text-properties fo:font-variant="normal" fo:text-transform="none" fo:color="#404040" style:font-name="Lato" fo:font-size="12pt" fo:letter-spacing="normal" fo:font-style="normal" fo:font-weight="normal" style:font-name-asian="Lato" style:font-size-asian="12pt" style:font-style-asian="normal" style:font-weight-asian="normal" style:font-name-complex="Lato" style:font-size-complex="12pt" style:font-style-complex="normal" style:font-weight-complex="normal"/>
    </style:style>
    <style:style style:name="T5" style:family="text">
      <style:text-properties fo:font-variant="normal" fo:text-transform="none" fo:color="#404040" style:font-name="Lato" fo:font-size="12pt" fo:letter-spacing="normal" fo:font-style="normal" fo:font-weight="normal" fo:background-color="#ffffff" loext:char-shading-value="0" style:font-name-asian="Lato" style:font-size-asian="12pt" style:font-style-asian="normal" style:font-weight-asian="normal" style:font-name-complex="Lato" style:font-size-complex="12pt" style:font-style-complex="normal" style:font-weight-complex="normal" loext:padding-left="0.052in" loext:padding-right="0.052in" loext:padding-top="0.0209in" loext:padding-bottom="0.0209in" loext:border="0.06pt solid #e1e4e5"/>
    </style:style>
    <style:style style:name="T6" style:family="text">
      <style:text-properties fo:font-variant="normal" fo:text-transform="none" fo:color="#404040" style:font-name="Consolas" fo:font-size="9pt" fo:letter-spacing="normal" fo:font-style="normal" fo:font-weight="bold" fo:background-color="#ffffff" loext:char-shading-value="0" loext:padding-left="0.052in" loext:padding-right="0.052in" loext:padding-top="0.0209in" loext:padding-bottom="0.0209in" loext:border="0.06pt solid #e1e4e5"/>
    </style:style>
    <style:style style:name="T7" style:family="text">
      <style:text-properties fo:font-variant="normal" fo:text-transform="none" fo:color="#e74c3c" style:font-name="Consolas" fo:font-size="9pt" fo:letter-spacing="normal" fo:font-style="normal" fo:font-weight="normal" fo:background-color="#ffffff" loext:char-shading-value="0" loext:padding-left="0.052in" loext:padding-right="0.052in" loext:padding-top="0.0209in" loext:padding-bottom="0.0209in" loext:border="0.06pt solid #e1e4e5"/>
    </style:style>
    <style:style style:name="T8" style:family="text">
      <style:text-properties fo:font-variant="normal" fo:text-transform="none" fo:color="#2980b9" style:text-line-through-style="none" style:text-line-through-type="none" style:font-name="Lato" fo:font-size="12pt" fo:letter-spacing="normal" fo:font-style="normal" style:text-underline-style="none" fo:font-weight="normal" style:text-blinking="false"/>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7. Eingabe und Ausgabe</text:h>
      <text:section text:style-name="Sect1" text:name="eingabe-und-ausgabe">
        <text:p text:style-name="P1">Es gibt verschiedene Arten, die Ausgabe eines Programmes darzustellen: Daten können in menschenlesbarer Form ausgegeben werden oder in eine Datei für die spätere Verwendung geschrieben werden. Dieses Kapitel beschreibt einige Möglichkeiten.</text:p>
        <text:section text:style-name="Sect1" text:name="ausgefallenere-ausgabeformatierung">
          <text:h text:style-name="P8" text:outline-level="2"><text:bookmark text:name="tut-formatting"/>7.1. Ausgefallenere Ausgabeformatierung</text:h>
          <text:p text:style-name="P2"><text:span text:style-name="T3">Bis jetzt sind uns zwei Arten der Ausgabe von Werten begegnet: </text:span><text:span text:style-name="Emphasis"><text:span text:style-name="T3">Ausdrucksanweisungen</text:span></text:span><text:span text:style-name="T3"> (</text:span><text:span text:style-name="Emphasis"><text:span text:style-name="T3">expression statements</text:span></text:span><text:span text:style-name="T3">) und die </text:span><text:span text:style-name="Source_20_Text"><text:span text:style-name="T6">print()</text:span></text:span><text:span text:style-name="T3">-Funktion. (Eine dritte Möglichkeit ist die </text:span><text:span text:style-name="Source_20_Text"><text:span text:style-name="T6">write()</text:span></text:span><text:span text:style-name="T3">-Methode von Dateiobjekten; die Standardausgabedatei kann als </text:span><text:span text:style-name="Source_20_Text"><text:span text:style-name="T7">sys.stdout</text:span></text:span><text:span text:style-name="T3"> referenziert werden. In der Bibliotheksreferenz gibt es dazu weitere Informationen.)</text:span></text:p>
          <text:p text:style-name="P2"><text:span text:style-name="T3">Oft will man mehr Kontrolle über die Formatierung der Ausgabe haben als nur Leerzeichen-getrennte Werte auszugeben. Es gibt zwei Arten die Ausgabe zu formatieren: Die erste Möglichkeit ist, dass man die gesamte Verarbeitung der Zeichenketten selbst übernimmt; indem man Slicing- und Verknüpfungsoperationen benutzt, kann man jede denkbare Anordnung zusammenstellen. Der Typ </text:span><text:span text:style-name="Source_20_Text"><text:span text:style-name="T7">string</text:span></text:span><text:span text:style-name="T3"> hat einige Methoden, die ein paar nützliche Operationen ausführen, um Zeichenketten auf eine bestimmte Länge aufzufüllen; diese werden wir in Kürze behandeln. Die zweite Möglichkeit ist die Benutzung der </text:span><text:span text:style-name="Source_20_Text"><text:span text:style-name="T6">format()</text:span></text:span><text:span text:style-name="T3">-Methode.</text:span></text:p>
          <text:p text:style-name="P2"><text:span text:style-name="T3">Das </text:span><text:span text:style-name="Source_20_Text"><text:span text:style-name="T6">string</text:span></text:span><text:span text:style-name="T3">-Modul enthält eine Klasse </text:span><text:span text:style-name="Source_20_Text"><text:span text:style-name="T6">Template</text:span></text:span><text:span text:style-name="T3">, die noch einen Weg bietet, Werte in Zeichenketten zu ersetzen.</text:span></text:p>
          <text:p text:style-name="P2"><text:span text:style-name="T3">Eine Frage bleibt natürlich: Wie konvertiert man Werte zu Zeichenketten? Glücklicherweise kennt Python Wege, um jeden Wert in eine Zeichenkette umzuwandeln: Man übergibt den Wert an die </text:span><text:span text:style-name="Source_20_Text"><text:span text:style-name="T6">repr()</text:span></text:span><text:span text:style-name="T3">- oder </text:span><text:span text:style-name="Source_20_Text"><text:span text:style-name="T6">str()</text:span></text:span><text:span text:style-name="T3">-Funktion.</text:span></text:p>
          <text:p text:style-name="P2"><text:span text:style-name="T3">Die </text:span><text:span text:style-name="Source_20_Text"><text:span text:style-name="T6">str()</text:span></text:span><text:span text:style-name="T3">-Funktion ist dazu gedacht eine möglichst menschenlesbare Repräsentation des Wertes zurückzugeben, während </text:span><text:span text:style-name="Source_20_Text"><text:span text:style-name="T6">repr()</text:span></text:span><text:span text:style-name="T3"> dazu gedacht ist, vom Interpreter lesbar zu sein (oder einen </text:span><text:span text:style-name="Source_20_Text"><text:span text:style-name="T6">SyntaxError</text:span></text:span><text:span text:style-name="T3"> erzwingt, wenn es keine äquivalente Syntax gibt). Für Objekte, die keine besondere menschenlesbare Repräsentation haben, gibt </text:span><text:span text:style-name="Source_20_Text"><text:span text:style-name="T6">str()</text:span></text:span><text:span text:style-name="T3"> denselben Wert wie </text:span><text:span text:style-name="Source_20_Text"><text:span text:style-name="T6">repr()</text:span></text:span><text:span text:style-name="T3"> zurück. Viele Werte wie Nummern oder Strukturen wie Listen und Dictionaries benutzen für beide Funktionen dieselbe Repräsentation. Besonders Zeichenketten haben zwei verschiedene Repräsentationen.</text:span></text:p>
          <text:p text:style-name="P1">Ein paar Beispiele:</text:p>
          <text:p text:style-name="P4">&gt;&gt;&gt; s = 'Hallo Welt!'</text:p>
          <text:p text:style-name="P6">&gt;&gt;&gt; str(s)</text:p>
          <text:p text:style-name="P6"><text:soft-page-break/>'Hallo Welt!'</text:p>
          <text:p text:style-name="P6">&gt;&gt;&gt; repr(s)</text:p>
          <text:p text:style-name="P6">"'Hallo Welt!'"</text:p>
          <text:p text:style-name="P6">&gt;&gt;&gt; str(1/7)</text:p>
          <text:p text:style-name="P6">'0.14285714285714285'</text:p>
          <text:p text:style-name="P6">&gt;&gt;&gt; x = 10 * 3.25</text:p>
          <text:p text:style-name="P6">&gt;&gt;&gt; y = 200 * 200</text:p>
          <text:p text:style-name="P6">&gt;&gt;&gt; s = 'Der Wert von x ist ' + repr(x) + ', und y ist ' + repr(y) + '...'</text:p>
          <text:p text:style-name="P6">&gt;&gt;&gt; print(s)</text:p>
          <text:p text:style-name="P6">Der Wert von x ist 32.5, und y ist 40000...</text:p>
          <text:p text:style-name="P6">&gt;&gt;&gt; #repr() bei einer Zeichenkette benutzt Anführungszeichen und Backslashes:</text:p>
          <text:p text:style-name="P6">... hello = 'Hallo Welt\n'</text:p>
          <text:p text:style-name="P6">&gt;&gt;&gt; hellos = repr(hello)</text:p>
          <text:p text:style-name="P6">&gt;&gt;&gt; print(hellos)</text:p>
          <text:p text:style-name="P6">'Hallo Welt\n'</text:p>
          <text:p text:style-name="P6">&gt;&gt;&gt; # Das Argument für repr() kann jedes Pythonobjekt sein:</text:p>
          <text:p text:style-name="P6">... repr((x, y, ('spam', 'eggs')))</text:p>
          <text:p text:style-name="P6">"(32.5, 40000, ('spam', 'eggs'))"</text:p>
          <text:p text:style-name="P1">Hier zwei Möglichkeiten, eine Tabelle von Quadrat- und Kubikzahlen zu erstellen:</text:p>
          <text:p text:style-name="P4">&gt;&gt;&gt; for x in range(1, 11):</text:p>
          <text:p text:style-name="P6">... <text:s text:c="4"/>print(repr(x).rjust(2), repr(x*x).rjust(3), end=' ')</text:p>
          <text:p text:style-name="P6">... <text:s text:c="4"/># Achte auf die Benutzung von 'end' in der vorherigen Zeile</text:p>
          <text:p text:style-name="P6">... <text:s text:c="4"/>print(repr(x*x*x).rjust(4))</text:p>
          <text:p text:style-name="P6">...</text:p>
          <text:p text:style-name="P7"><text:s/><text:span text:style-name="T1">1 <text:s text:c="2"/>1 <text:s text:c="3"/>1</text:span></text:p>
          <text:p text:style-name="P7"><text:s/><text:span text:style-name="T1">2 <text:s text:c="2"/>4 <text:s text:c="3"/>8</text:span></text:p>
          <text:p text:style-name="P7"><text:s/><text:span text:style-name="T1">3 <text:s text:c="2"/>9 <text:s text:c="2"/>27</text:span></text:p>
          <text:p text:style-name="P7"><text:s/><text:span text:style-name="T1">4 <text:s/>16 <text:s text:c="2"/>64</text:span></text:p>
          <text:p text:style-name="P7"><text:s/><text:span text:style-name="T1">5 <text:s/>25 <text:s/>125</text:span></text:p>
          <text:p text:style-name="P7"><text:s/><text:span text:style-name="T1">6 <text:s/>36 <text:s/>216</text:span></text:p>
          <text:p text:style-name="P7"><text:s/><text:span text:style-name="T1">7 <text:s/>49 <text:s/>343</text:span></text:p>
          <text:p text:style-name="P7"><text:s/><text:span text:style-name="T1">8 <text:s/>64 <text:s/>512</text:span></text:p>
          <text:p text:style-name="P7"><text:s/><text:span text:style-name="T1">9 <text:s/>81 <text:s/>729</text:span></text:p>
          <text:p text:style-name="P6">10 100 1000</text:p>
          <text:p text:style-name="P5"/>
          <text:p text:style-name="P6">&gt;&gt;&gt; for x in range(1, 11):</text:p>
          <text:p text:style-name="P6">... <text:s text:c="4"/>print('{0:2d} {1:3d} {2:4d}'.format(x, x*x, x*x*x))</text:p>
          <text:p text:style-name="P6">...</text:p>
          <text:p text:style-name="P7"><text:s/><text:span text:style-name="T1">1 <text:s text:c="2"/>1 <text:s text:c="3"/>1</text:span></text:p>
          <text:p text:style-name="P7"><text:s/><text:span text:style-name="T1">2 <text:s text:c="2"/>4 <text:s text:c="3"/>8</text:span></text:p>
          <text:p text:style-name="P7"><text:s/><text:span text:style-name="T1">3 <text:s text:c="2"/>9 <text:s text:c="2"/>27</text:span></text:p>
          <text:p text:style-name="P7"><text:s/><text:span text:style-name="T1">4 <text:s/>16 <text:s text:c="2"/>64</text:span></text:p>
          <text:p text:style-name="P7"><text:s/><text:span text:style-name="T1">5 <text:s/>25 <text:s/>125</text:span></text:p>
          <text:p text:style-name="P7"><text:s/><text:span text:style-name="T1">6 <text:s/>36 <text:s/>216</text:span></text:p>
          <text:p text:style-name="P7"><text:s/><text:span text:style-name="T1">7 <text:s/>49 <text:s/>343</text:span></text:p>
          <text:p text:style-name="P7"><text:s/><text:span text:style-name="T1">8 <text:s/>64 <text:s/>512</text:span></text:p>
          <text:p text:style-name="P7"><text:s/><text:span text:style-name="T1">9 <text:s/>81 <text:s/>729</text:span></text:p>
          <text:p text:style-name="P6">10 100 1000</text:p>
          <text:p text:style-name="P2"><text:span text:style-name="T3">(Beachte, dass im ersten Beispiel ein Leerzeichen pro Spalte durch die Funktionsweise von </text:span><text:span text:style-name="Source_20_Text"><text:span text:style-name="T6">print()</text:span></text:span><text:span text:style-name="T3"> hinzugefügt wird: Sie trennt ihre Argumente mit Leerzeichen.)</text:span></text:p>
          <text:p text:style-name="P2"><text:span text:style-name="T3">Dieses Beispiel hat die </text:span><text:span text:style-name="Source_20_Text"><text:span text:style-name="T6">rjust()</text:span></text:span><text:span text:style-name="T3">-Methode von Zeichenkettenobjekten gezeigt, die eine Zeichenkette in einem Feld der gegebenen Breite rechtsbündig macht, indem sie diese links mit Leerzeichen auffüllt. Es gibt die ähnlichen Methoden </text:span><text:span text:style-name="Source_20_Text"><text:span text:style-name="T6">ljust()</text:span></text:span><text:span text:style-name="T3"> und </text:span><text:span text:style-name="Source_20_Text"><text:span text:style-name="T6">center()</text:span></text:span><text:span text:style-name="T3">. Diese Methoden schreiben nichts, sondern geben eine neue Zeichenkette zurück. Ist die gegebene Zeichenkette zu lang, schneiden sie nichts, sondern geben diese unverändert zurück; dies wird die Anordnung durcheinanderbringen, aber ist meistens besser als die </text:span><text:soft-page-break/><text:span text:style-name="T3">Alternative, dass der Wert verfälscht wird. (Will man wirklich abschneiden, kann man immer noch eine Slicing-Operation hinzufügen, zum Beispiel </text:span><text:span text:style-name="Source_20_Text"><text:span text:style-name="T7">x.ljust(n)[:n]</text:span></text:span><text:span text:style-name="T3">.)</text:span></text:p>
          <text:p text:style-name="P2"><text:span text:style-name="T3">Es gibt noch eine weitere Methode, </text:span><text:span text:style-name="Source_20_Text"><text:span text:style-name="T6">zfill()</text:span></text:span><text:span text:style-name="T3">, die eine numerische Zeichenkette mit Nullen auffüllt. Sie versteht auch Plus- und Minuszeichen:</text:span></text:p>
          <text:p text:style-name="P4">&gt;&gt;&gt; '12'.zfill(5)</text:p>
          <text:p text:style-name="P6">'00012'</text:p>
          <text:p text:style-name="P6">&gt;&gt;&gt; '-3.14'.zfill(7)</text:p>
          <text:p text:style-name="P6">'-003.14'</text:p>
          <text:p text:style-name="P6">&gt;&gt;&gt; '3.14159265359'.zfill(5)</text:p>
          <text:p text:style-name="P6">'3.14159265359'</text:p>
          <text:p text:style-name="P2"><text:span text:style-name="T3">Die einfachste Benutzung der </text:span><text:span text:style-name="Source_20_Text"><text:span text:style-name="T6">format()</text:span></text:span><text:span text:style-name="T3">-Methode sieht so aus:</text:span></text:p>
          <text:p text:style-name="P4">&gt;&gt;&gt; print('Wir sind die {}, die "{}!" sagen.'.format('Ritter', 'Ni'))</text:p>
          <text:p text:style-name="P6">Wir sind die Ritter, die "Ni!" sagen.</text:p>
          <text:p text:style-name="P2"><text:span text:style-name="T3">Die Klammern und die Zeichen darin (genannt Formatfelder - </text:span><text:span text:style-name="Emphasis"><text:span text:style-name="T3">format fields</text:span></text:span><text:span text:style-name="T3">) werden mit den Objekten ersetzt, die der </text:span><text:span text:style-name="Source_20_Text"><text:span text:style-name="T6">format()</text:span></text:span><text:span text:style-name="T3">-Methode übergeben werden. Eine Nummer in den Klammern bezieht sich auf die Position des Objektes, die der </text:span><text:span text:style-name="Source_20_Text"><text:span text:style-name="T6">format()</text:span></text:span><text:span text:style-name="T3">-Methode übergeben werden.</text:span></text:p>
          <text:p text:style-name="P4">&gt;&gt;&gt; print('{0} and {1}'.format('spam', 'eggs'))</text:p>
          <text:p text:style-name="P6">spam and eggs</text:p>
          <text:p text:style-name="P6">&gt;&gt;&gt; print('{1} and {0}'.format('spam', 'eggs'))</text:p>
          <text:p text:style-name="P6">eggs and spam</text:p>
          <text:p text:style-name="P2"><text:span text:style-name="T3">Werden Schlüsselwortargumente in der </text:span><text:span text:style-name="Source_20_Text"><text:span text:style-name="T6">format()</text:span></text:span><text:span text:style-name="T3">-Methode benutzt, können deren Werte durch die Benutzung des Argumentnamens referenziert werden.</text:span></text:p>
          <text:p text:style-name="P4">&gt;&gt;&gt;print('Dieses {Speise} ist {Adjektiv}.'.format(Speise='Spam',</text:p>
          <text:p text:style-name="P7"><text:s text:c="9"/><text:span text:style-name="T1">Adjektiv='absolut schrecklich'))</text:span></text:p>
          <text:p text:style-name="P6">Dieses Spam ist absolut schrecklich.</text:p>
          <text:p text:style-name="P1">Positionsabhängige und Schlüsselwortargumente können willkürlich kombiniert werden:</text:p>
          <text:p text:style-name="P4">&gt;&gt;&gt;print('Die Geschichte von {0}, {1} und {anderer}.'.format('Bill',</text:p>
          <text:p text:style-name="P7"><text:s text:c="9"/><text:span text:style-name="T1">'Manfred', anderer='Georg'))</text:span></text:p>
          <text:p text:style-name="P6">Die Geschichte von Bill, Manfred und Georg.</text:p>
          <text:p text:style-name="P2"><text:span text:style-name="Source_20_Text"><text:span text:style-name="T7">'!a'</text:span></text:span><text:span text:style-name="T3"> (wendet </text:span><text:span text:style-name="Source_20_Text"><text:span text:style-name="T6">ascii()</text:span></text:span><text:span text:style-name="T3"> an), </text:span><text:span text:style-name="Source_20_Text"><text:span text:style-name="T7">'!s'</text:span></text:span><text:span text:style-name="T3"> (wendet </text:span><text:span text:style-name="Source_20_Text"><text:span text:style-name="T6">str()</text:span></text:span><text:span text:style-name="T3"> an) und </text:span><text:span text:style-name="Source_20_Text"><text:span text:style-name="T7">'!r'</text:span></text:span><text:span text:style-name="T3"> (wendet </text:span><text:span text:style-name="Source_20_Text"><text:span text:style-name="T6">repr()</text:span></text:span><text:span text:style-name="T3"> an) können dazu benutzt werden den übergebenen Wert zu konvertieren bevor er formatiert wird:</text:span></text:p>
          <text:p text:style-name="P4">&gt;&gt;&gt; import math</text:p>
          <text:p text:style-name="P6">&gt;&gt;&gt; print('Der Wert von PI ist ungefähr {}.'.format(math.pi))</text:p>
          <text:p text:style-name="P6">Der Wert von PI ist ungefähr 3.14159265359.</text:p>
          <text:p text:style-name="P6">&gt;&gt;&gt; print('Der Wert von PI ist ungefähr {!r}.'.format(math.pi))</text:p>
          <text:p text:style-name="P6">Der Wert von PI ist ungefähr 3.141592653589793.</text:p>
          <text:p text:style-name="P2"><text:span text:style-name="T3">Ein optionales </text:span><text:span text:style-name="Source_20_Text"><text:span text:style-name="T7">':'</text:span></text:span><text:span text:style-name="T3"> mit Formatspezifizierer (</text:span><text:span text:style-name="Emphasis"><text:span text:style-name="T3">format specifier</text:span></text:span><text:span text:style-name="T3">) können auf den Namen des Feldes folgen. Dies erlaubt einem eine größere Kontrolle darüber, wie der Wert formatiert wird. Das folgende Beispiel rundet Pi auf drei Stellen nach dem Komma.</text:span></text:p>
          <text:p text:style-name="P4">&gt;&gt;&gt; import math</text:p>
          <text:p text:style-name="P6"><text:soft-page-break/>&gt;&gt;&gt; print('Der Wert von Pi ist ungefähr {0:.3f}.'.format(math.pi))</text:p>
          <text:p text:style-name="P6">Der Wert von Pi ist ungefähr 3.142.</text:p>
          <text:p text:style-name="P2"><text:span text:style-name="T3">Übergibt man einen Integer nach dem </text:span><text:span text:style-name="Source_20_Text"><text:span text:style-name="T7">':'</text:span></text:span><text:span text:style-name="T3">, so legt man eine minimale Breite für dieses Feld an. Das ist nützlich um Tabellen schön aussehen zu lassen.</text:span></text:p>
          <text:p text:style-name="P4">&gt;&gt;&gt; table = {'Sjoerd': 4127, 'Jack': 4098, 'Dcab': 7678}</text:p>
          <text:p text:style-name="P6">&gt;&gt;&gt; for name, phone in table.items():</text:p>
          <text:p text:style-name="P6">... <text:s text:c="4"/>print('{0:10} ==&gt; {1:10d}'.format(name, phone))</text:p>
          <text:p text:style-name="P6">...</text:p>
          <text:p text:style-name="P6">Jack <text:s text:c="6"/>==&gt; <text:s text:c="6"/>4098</text:p>
          <text:p text:style-name="P6">Dcab <text:s text:c="6"/>==&gt; <text:s text:c="6"/>7678</text:p>
          <text:p text:style-name="P6">Sjoerd <text:s text:c="4"/>==&gt; <text:s text:c="6"/>4127</text:p>
          <text:p text:style-name="P2"><text:span text:style-name="T3">Hat man einen wirklich langen Formatstring, den man nicht aufteilen will, wäre es nett, wenn man die zu formatierenden Variablen durch den Namen statt durch die Position referenzieren könnte. Dies kann einfach bewerkstelligt werden, indem man das Dictionary übergibt und auf die Schlüssel über eckige Klammern </text:span><text:span text:style-name="Source_20_Text"><text:span text:style-name="T7">'[]'</text:span></text:span><text:span text:style-name="T3"> zugreift</text:span></text:p>
          <text:p text:style-name="P4">&gt;&gt;&gt; table = {'Sjoerd': 4127, 'Jack': 4098, 'Dcab': 8637678}</text:p>
          <text:p text:style-name="P6">&gt;&gt;&gt; print('Jack: {0[Jack]:d}; Sjoerd: {0[Sjoerd]:d}; '</text:p>
          <text:p text:style-name="P7"><text:s text:c="9"/><text:span text:style-name="T1">'Dcab: {0[Dcab]:d}'.format(table))</text:span></text:p>
          <text:p text:style-name="P6">Jack: 4098; Sjoerd: 4127; Dcab: 8637678</text:p>
          <text:p text:style-name="P1">Das könnte auch genauso erreicht werden, indem man die Tabelle als Schlüsselwortargumente mit der ‘**’-Notation übergibt.</text:p>
          <text:p text:style-name="P4">&gt;&gt;&gt; table = {'Sjoerd': 4127, 'Jack': 4098, 'Dcab': 8637678}</text:p>
          <text:p text:style-name="P6">&gt;&gt;&gt; print('Jack: {Jack:d}; Sjoerd: {Sjoerd:d}; Dcab: {Dcab:d}'.format(**table))</text:p>
          <text:p text:style-name="P6">Jack: 4098; Sjoerd: 4127; Dcab: 8637678</text:p>
          <text:p text:style-name="P2"><text:span text:style-name="T3">Das ist besonders nützlich in Verbindung mit der eingebauten Funktion </text:span><text:span text:style-name="Source_20_Text"><text:span text:style-name="T6">vars()</text:span></text:span><text:span text:style-name="T3">, die ein Dictionary mit allen lokalen Variablen zurückgibt.</text:span></text:p>
          <text:p text:style-name="P2"><text:a xlink:type="simple" xlink:href="http://docs.python.org/3.3/library/string.html#formatstrings" text:style-name="Internet_20_link" text:visited-style-name="Visited_20_Internet_20_Link"><text:span text:style-name="T8">Format String Syntax</text:span></text:a><text:span text:style-name="T3"> gibt eine komplette Übersicht zur Zeichenkettenformatierung mit </text:span><text:span text:style-name="Source_20_Text"><text:span text:style-name="T6">format()</text:span></text:span><text:span text:style-name="T3">.</text:span></text:p>
          <text:section text:style-name="Sect1" text:name="alte-zeichenkettenformatierung">
            <text:h text:style-name="P11" text:outline-level="3">7.1.1. Alte Zeichenkettenformatierung</text:h>
            <text:p text:style-name="P2"><text:span text:style-name="T3">Der </text:span><text:span text:style-name="Source_20_Text"><text:span text:style-name="T7">%</text:span></text:span><text:span text:style-name="T3">-Operator kann auch zur Zeichenkettenformatierung genutzt werden. Er interpretiert das linke Argument genauso wie einen </text:span><text:span text:style-name="Source_20_Text"><text:span text:style-name="T6">sprintf()</text:span></text:span><text:span text:style-name="T3">-artigen Formatstring, der auf das rechte Argument angewendet werden soll und gibt die resultierende Zeichenkette dieser Formatierungsoperation zurück. Zum Beispiel:</text:span></text:p>
            <text:p text:style-name="P4">&gt;&gt;&gt; import math</text:p>
            <text:p text:style-name="P6">&gt;&gt;&gt; print('Der Wert von Pi ist ungefähr %5.3f.' % math.pi)</text:p>
            <text:p text:style-name="P6">Der Wert von Pi ist ungefähr 3.142.</text:p>
            <text:p text:style-name="P2"><text:span text:style-name="T3">Da </text:span><text:span text:style-name="Source_20_Text"><text:span text:style-name="T6">format()</text:span></text:span><text:span text:style-name="T3"> ziemlich neu ist, benutzt viel Pythoncode noch den </text:span><text:span text:style-name="Source_20_Text"><text:span text:style-name="T7">%</text:span></text:span><text:span text:style-name="T3">-Operator. Jedoch sollte </text:span><text:span text:style-name="Source_20_Text"><text:span text:style-name="T6">format()</text:span></text:span><text:span text:style-name="T3"> hauptsächlich benutzt werden, da die alte Art der Formatierung irgendwann aus der Sprache entfernt werden wird.</text:span></text:p>
            <text:p text:style-name="P2"><text:span text:style-name="T3">Mehr Informationen dazu gibt es in dem Abschnitt </text:span><text:a xlink:type="simple" xlink:href="http://docs.python.org/3.3/library/stdtypes.html#old-string-formatting" text:style-name="Internet_20_link" text:visited-style-name="Visited_20_Internet_20_Link"><text:span text:style-name="T8">Old String Formatting Operations</text:span></text:a><text:span text:style-name="T3">.</text:span></text:p>
          </text:section>
        </text:section>
        <text:section text:style-name="Sect1" text:name="lesen-und-schreiben-von-dateien">
          <text:h text:style-name="P9" text:outline-level="2"><text:bookmark text:name="tut-files"/><text:soft-page-break/>7.2. Lesen und Schreiben von Dateien</text:h>
          <text:p text:style-name="P2"><text:span text:style-name="Source_20_Text"><text:span text:style-name="T6">open()</text:span></text:span><text:span text:style-name="T3"> gibt ein Dateiobjekt (file object) zurück und wird meistens mit zwei Argumenten aufgerufen: </text:span><text:span text:style-name="Source_20_Text"><text:span text:style-name="T7">open(filename, mode)</text:span></text:span></text:p>
          <text:p text:style-name="P4">&gt;&gt;&gt; f = open('/tmp/workfile', 'w')</text:p>
          <text:p text:style-name="P5"/>
          <text:p text:style-name="P5"/>
          <text:p text:style-name="P6">&gt;&gt;&gt; print(f)</text:p>
          <text:p text:style-name="P6">&lt;open file '/tmp/workfile', mode 'w' at 80a0960&gt;</text:p>
          <text:p text:style-name="P2"><text:span text:style-name="T3">Das erste Argument ist eine Zeichenkette, die den Dateinamen enthält. Das zweite Argument ist eine andere Zeichenkette mit ein paar Zeichen, die die Art der Benutzung der Datei beschreibt. </text:span><text:span text:style-name="Emphasis"><text:span text:style-name="T3">mode</text:span></text:span><text:span text:style-name="T3"> kann </text:span><text:span text:style-name="Source_20_Text"><text:span text:style-name="T7">'r'</text:span></text:span><text:span text:style-name="T3"> sein, wenn die Datei nur gelesen wird, </text:span><text:span text:style-name="Source_20_Text"><text:span text:style-name="T7">'w'</text:span></text:span><text:span text:style-name="T3">, wenn sie nur geschrieben wird (eine existierende Datei mit demselben Namen wird gelöscht) und </text:span><text:span text:style-name="Source_20_Text"><text:span text:style-name="T7">'a'</text:span></text:span><text:span text:style-name="T3"> öffnet die Datei zum Anhängen; alle Daten, die in die Datei geschrieben werden, werden automatisch ans Ende angehängt. </text:span><text:span text:style-name="Source_20_Text"><text:span text:style-name="T7">'r+'</text:span></text:span><text:span text:style-name="T3"> öffnet die Datei zum Lesen und Schreiben. Das </text:span><text:span text:style-name="Emphasis"><text:span text:style-name="T3">mode</text:span></text:span><text:span text:style-name="T3">-Argument ist optional, fehlt es, so wird </text:span><text:span text:style-name="Source_20_Text"><text:span text:style-name="T7">'r'</text:span></text:span><text:span text:style-name="T3"> angenommen.</text:span></text:p>
          <text:p text:style-name="P2"><text:span text:style-name="T3">Normalerweise werden Dateien im </text:span><text:span text:style-name="Emphasis"><text:span text:style-name="T3">Textmodus</text:span></text:span><text:span text:style-name="T3"> (</text:span><text:span text:style-name="Emphasis"><text:span text:style-name="T3">text mode</text:span></text:span><text:span text:style-name="T3">) geöffnet, das heisst, dass man Zeichenketten von ihr liest beziehungsweise in sie schreibt, die in einer bestimmten Kodierung kodiert werden (der Standard ist UTF-8). Wird </text:span><text:span text:style-name="Source_20_Text"><text:span text:style-name="T7">'b'</text:span></text:span><text:span text:style-name="T3"> an das </text:span><text:span text:style-name="Emphasis"><text:span text:style-name="T3">mode</text:span></text:span><text:span text:style-name="T3">-Argument angehängt, so öffnet man die Datei im </text:span><text:span text:style-name="Emphasis"><text:span text:style-name="T3">Binärmodus</text:span></text:span><text:span text:style-name="T3"> (</text:span><text:span text:style-name="Emphasis"><text:span text:style-name="T3">binary mode</text:span></text:span><text:span text:style-name="T3">); in ihm werden Daten als Byteobjekte gelesen und geschrieben. Dieser Modus sollte für alle Dateien genutzt werden, die keinen Text enthalten.</text:span></text:p>
          <text:p text:style-name="P2"><text:span text:style-name="T3">Im Textmodus wird beim Lesen standardmäßig das plattformspezifische Zeilenende (</text:span><text:span text:style-name="Source_20_Text"><text:span text:style-name="T7">\n</text:span></text:span><text:span text:style-name="T3"> unter Unixen, </text:span><text:span text:style-name="Source_20_Text"><text:span text:style-name="T7">\r\n</text:span></text:span><text:span text:style-name="T3"> unter Windows) zu einem einfachen </text:span><text:span text:style-name="Source_20_Text"><text:span text:style-name="T7">\n</text:span></text:span><text:span text:style-name="T3"> konvertiert und beim Schreiben </text:span><text:span text:style-name="Source_20_Text"><text:span text:style-name="T7">\n</text:span></text:span><text:span text:style-name="T3"> zurück zum plattformspezifischen Zeilenende. Diese versteckte Modifikation ist klasse für Textdateien, wird aber binäre Dateiformate, wie </text:span><text:span text:style-name="Source_20_Text"><text:span text:style-name="T7">JPEG</text:span></text:span><text:span text:style-name="T3">- oder </text:span><text:span text:style-name="Source_20_Text"><text:span text:style-name="T7">EXE</text:span></text:span><text:span text:style-name="T3">-Dateien, beschädigen. Achte sehr sorgfältig darauf, dass Du den Binärmodus benutzt, wenn Du solche Dateien schreibst oder liest.</text:span></text:p>
          <text:section text:style-name="Sect1" text:name="methoden-von-dateiobjekten">
            <text:h text:style-name="P11" text:outline-level="3"><text:bookmark text:name="tut-filemethods"/>7.2.1. Methoden von Dateiobjekten</text:h>
            <text:p text:style-name="P2"><text:span text:style-name="T3">Die übrigen Beispiele in diesem Abschnitt nehmen an, dass ein Dateiobjekt namens </text:span><text:span text:style-name="Source_20_Text"><text:span text:style-name="T7">f</text:span></text:span><text:span text:style-name="T3"> schon erstellt wurde.</text:span></text:p>
            <text:p text:style-name="P2"><text:span text:style-name="T3">Um den Inhalt einer Datei zu lesen, kann man </text:span><text:span text:style-name="Source_20_Text"><text:span text:style-name="T7">f.read(size)</text:span></text:span><text:span text:style-name="T3"> aufrufen, was einen Teil der Daten ausliest und diese als Zeichenketten- oder Byteobjekt zurückgibt. </text:span><text:span text:style-name="Emphasis"><text:span text:style-name="T3">size</text:span></text:span><text:span text:style-name="T3"> ist ein optionales, numerisches Argument. Wird es ausgelassen oder ist es negativ, so wird der gesamte Inhalt der Datei ausgelesen und zurückgegeben, falls die Datei doppelt so groß wie der Speicher Deiner Maschine ist, so ist das Dein Problem. Andernfalls werden </text:span><text:soft-page-break/><text:span text:style-name="T3">höchstens </text:span><text:span text:style-name="Emphasis"><text:span text:style-name="T3">size</text:span></text:span><text:span text:style-name="T3"> Byte ausgelesen und zurückgegeben. Ist das Ende der Datei erreicht, so gibt </text:span><text:span text:style-name="Source_20_Text"><text:span text:style-name="T7">f.read()</text:span></text:span><text:span text:style-name="T3"> eine leere Zeichenkette (</text:span><text:span text:style-name="Source_20_Text"><text:span text:style-name="T7">''</text:span></text:span><text:span text:style-name="T3">) zurück.</text:span></text:p>
            <text:p text:style-name="P4">&gt;&gt;&gt; f.read()</text:p>
            <text:p text:style-name="P6">'Das ist die ganze Datei.\n'</text:p>
            <text:p text:style-name="P6">&gt;&gt;&gt; f.read()</text:p>
            <text:p text:style-name="P6">''</text:p>
            <text:p text:style-name="P2"><text:span text:style-name="Source_20_Text"><text:span text:style-name="T7">f.readline()</text:span></text:span><text:span text:style-name="T3"> liest eine einzelne Zeile aus einer Datei; ein Zeilenumbruchszeichen (</text:span><text:span text:style-name="Source_20_Text"><text:span text:style-name="T7">\n</text:span></text:span><text:span text:style-name="T3">) bleibt am Ende der Zeichenkette und wird nur ausgelassen, falls die letzte Zeile nicht in einem Zeilenumbruch endet. Dies macht den Rückgabewert eindeutig: Falls </text:span><text:span text:style-name="Source_20_Text"><text:span text:style-name="T7">f.readline()</text:span></text:span><text:span text:style-name="T3"> eine leere Zeichenkette zurückgibt, so ist das Ende der Datei erreicht, während eine Leerzeile durch </text:span><text:span text:style-name="Source_20_Text"><text:span text:style-name="T7">'\n'</text:span></text:span><text:span text:style-name="T3">, eine Zeichenkette, die nur einen einzelnen Zeilenumbruch enthält, dargestellt wird.</text:span></text:p>
            <text:p text:style-name="P4">&gt;&gt;&gt; f.readline()</text:p>
            <text:p text:style-name="P6">'Dies ist die erste Zeile der Datei\n'</text:p>
            <text:p text:style-name="P6">&gt;&gt;&gt; f.readline()</text:p>
            <text:p text:style-name="P6">'Zweite Zeile der Datei\n'</text:p>
            <text:p text:style-name="P6">&gt;&gt;&gt; f.readline()</text:p>
            <text:p text:style-name="P6">''</text:p>
            <text:p text:style-name="P2"><text:span text:style-name="Source_20_Text"><text:span text:style-name="T7">f.readlines()</text:span></text:span><text:span text:style-name="T3"> gibt eine Liste zurück die alle Zeilen der Datei enthält. Wird ein optionaler Paramenter </text:span><text:span text:style-name="Emphasis"><text:span text:style-name="T3">sizehint</text:span></text:span><text:span text:style-name="T3"> übergeben, liest es mindestens so viele Bytes aus der Datei und zusätzlich noch so viele, dass die nächste Zeile komplett ist und gibt diese Zeilen zurück. Dies wird oft benutzt, um ein effizientes Einlesen der Datei anhand der Zeilen zu ermöglichen, ohne die gesamte Datei in den Speicher laden zu müssen. Nur komplette Zeilen werden zurückgegeben.</text:span></text:p>
            <text:p text:style-name="P4">&gt;&gt;&gt; f.readlines()</text:p>
            <text:p text:style-name="P6">['Dies ist die erste Zeile der Datei\n', 'Zweite Zeile der Datei\n']</text:p>
            <text:p text:style-name="P1">Ein alternativer Ansatz Zeilen auszulesen ist, über das Dateiobjekt zu iterieren. Das ist speichereffizient, schnell und führt zu einfacherem Code:</text:p>
            <text:p text:style-name="P4">&gt;&gt;&gt; for line in f:</text:p>
            <text:p text:style-name="P6">... <text:s text:c="4"/>print(line, end='')</text:p>
            <text:p text:style-name="P6">...</text:p>
            <text:p text:style-name="P6">Dies ist die erste Zeile der Datei.</text:p>
            <text:p text:style-name="P6">Zweite Zeile der Datei</text:p>
            <text:p text:style-name="P1">Der alternative Ansatz ist einfacher, bietet aber keine feinkörnige Kontrolle. Da beide Ansätze die Pufferung von Zeilen unterschiedlich handhaben, sollten sie nicht vermischt werden.</text:p>
            <text:p text:style-name="P2"><text:span text:style-name="Source_20_Text"><text:span text:style-name="T7">f.write(string)</text:span></text:span><text:span text:style-name="T3"> schreibt den Inhalt von </text:span><text:span text:style-name="Emphasis"><text:span text:style-name="T3">string</text:span></text:span><text:span text:style-name="T3"> in die Datei und gibt die Anzahl der Zeichen, die geschrieben wurden, zurück.</text:span></text:p>
            <text:p text:style-name="P4">&gt;&gt;&gt; f.write('Dies ist ein Test\n')</text:p>
            <text:p text:style-name="P6">18</text:p>
            <text:p text:style-name="P1">Um etwas anderes als eine Zeichenkette zu schreiben, muss es erst in eine Zeichenkette konvertiert werden:</text:p>
            <text:p text:style-name="P4"><text:soft-page-break/>&gt;&gt;&gt; value = ('Die Antwort', 42)</text:p>
            <text:p text:style-name="P6">&gt;&gt;&gt; s = str(value)</text:p>
            <text:p text:style-name="P6">&gt;&gt;&gt; f.write(s)</text:p>
            <text:p text:style-name="P6">19</text:p>
            <text:p text:style-name="P2"><text:span text:style-name="Source_20_Text"><text:span text:style-name="T7">f.tell()</text:span></text:span><text:span text:style-name="T3"> gibt eine Ganzzahl zurück, die die aktuelle Position des Dateiobjektes innerhalb der Datei angibt, gemessen in Bytes vom Anfang der Datei. Um die Position des Dateiobjektes zu ändern, gibt es </text:span><text:span text:style-name="Source_20_Text"><text:span text:style-name="T7">f.seek(offset, from_what)</text:span></text:span><text:span text:style-name="T3">. Die Position wird berechnet indem </text:span><text:span text:style-name="Emphasis"><text:span text:style-name="T3">offset</text:span></text:span><text:span text:style-name="T3"> zu einem Referenzpunkt addiert wird, dieser wird durch das Argument </text:span><text:span text:style-name="Emphasis"><text:span text:style-name="T3">from_what</text:span></text:span><text:span text:style-name="T3"> festgelegt. Bei einem </text:span><text:span text:style-name="Emphasis"><text:span text:style-name="T3">from_what</text:span></text:span><text:span text:style-name="T3"> des Wertes 0, wird von Beginn der Datei gemessen, bei 1 von der aktuellen Position, bei 2 vom Ende der Datei. </text:span><text:span text:style-name="Emphasis"><text:span text:style-name="T3">from_what</text:span></text:span><text:span text:style-name="T3"> kann ausgelassen werden und hat den Standardwert 0, das den Anfang der Datei als Referenzpunkt benutzt.</text:span></text:p>
            <text:p text:style-name="P4">&gt;&gt;&gt; f = open('/tmp/workfile', 'rb+')</text:p>
            <text:p text:style-name="P6">&gt;&gt;&gt; f.write(b'0123456789abcdef')</text:p>
            <text:p text:style-name="P6">16</text:p>
            <text:p text:style-name="P6">&gt;&gt;&gt; f.seek(5) <text:s text:c="4"/># Gehe zum 6. Byte der Datei</text:p>
            <text:p text:style-name="P6">5</text:p>
            <text:p text:style-name="P6">&gt;&gt;&gt; f.read(1)</text:p>
            <text:p text:style-name="P6">b'5'</text:p>
            <text:p text:style-name="P6">&gt;&gt;&gt; f.seek(-3, 2) # Gehe zum drittletzten Byte</text:p>
            <text:p text:style-name="P6">13</text:p>
            <text:p text:style-name="P6">&gt;&gt;&gt; f.read(1)</text:p>
            <text:p text:style-name="P6">b'd'</text:p>
            <text:p text:style-name="P2"><text:span text:style-name="T3">In Textdateien (die, die ohne ein </text:span><text:span text:style-name="Source_20_Text"><text:span text:style-name="T7">b</text:span></text:span><text:span text:style-name="T3"> im Modus geöffnet werden) sind nur Positionierungen vom Anfang der Datei aus erlaubt (mit der Ausnahme, dass mit </text:span><text:span text:style-name="Source_20_Text"><text:span text:style-name="T7">f.seek(0, 2)</text:span></text:span><text:span text:style-name="T3"> zum Ende der Datei gesprungen werden kann).</text:span></text:p>
            <text:p text:style-name="P2"><text:span text:style-name="T3">Wenn man mit einer Datei fertig ist, ruft man </text:span><text:span text:style-name="Source_20_Text"><text:span text:style-name="T7">f.close()</text:span></text:span><text:span text:style-name="T3"> auf, um sie zu schließen und jegliche Systemressource freizugeben, die von der offenen Datei belegt wird. Nach dem Aufruf von </text:span><text:span text:style-name="Source_20_Text"><text:span text:style-name="T7">f.close()</text:span></text:span><text:span text:style-name="T3"> schlägt automatisch jeder Versuch fehl das Objekt zu benutzen.</text:span></text:p>
            <text:p text:style-name="P4">&gt;&gt;&gt; f.close()</text:p>
            <text:p text:style-name="P6">&gt;&gt;&gt; f.read()</text:p>
            <text:p text:style-name="P6">Traceback (most recent call last):</text:p>
            <text:p text:style-name="P7"><text:s/><text:span text:style-name="T1">File "&lt;stdin&gt;", line 1, in ?</text:span></text:p>
            <text:p text:style-name="P6">ValueError: I/O operation on closed file</text:p>
            <text:p text:style-name="P2"><text:span text:style-name="T3">Die optimale Vorgehensweise ist es, das Schlüsselwort </text:span><text:span text:style-name="Source_20_Text"><text:span text:style-name="T6">with</text:span></text:span><text:span text:style-name="T3"> zu benutzen, wenn man mit Dateiobjekten arbeitet. Das hat den Vorteil, dass die Datei richtig geschlossen wird, sobald die Befehle des Blocks abgearbeitet sind, auch wenn innerhalb eine Ausnahme verursacht wird. Das ist auch viel kürzer als einen äquivalenten </text:span><text:span text:style-name="Source_20_Text"><text:span text:style-name="T6">try</text:span></text:span><text:span text:style-name="T3">-</text:span><text:span text:style-name="Source_20_Text"><text:span text:style-name="T6">finally</text:span></text:span><text:span text:style-name="T3">-Block zu schreiben:</text:span></text:p>
            <text:p text:style-name="P4">&gt;&gt;&gt; with open('/tmp/workfile', 'r') as f:</text:p>
            <text:p text:style-name="P6">... <text:s text:c="4"/>read_data = f.read()</text:p>
            <text:p text:style-name="P6">&gt;&gt;&gt; f.closed</text:p>
            <text:p text:style-name="P6">True</text:p>
            <text:p text:style-name="P2"><text:span text:style-name="T3">Dateiobjekte haben noch ein paar zusätzliche Methoden, wie </text:span><text:span text:style-name="Source_20_Text"><text:span text:style-name="T6">isatty()</text:span></text:span><text:span text:style-name="T3"> und </text:span><text:span text:style-name="Source_20_Text"><text:span text:style-name="T6">truncate()</text:span></text:span><text:span text:style-name="T3">, die weniger häufig genutzt werden. Ein komplettes Handbuch zu Dateiobjekten kann in der Bibliotheksreferenz gefunden werden.</text:span></text:p>
          </text:section>
          <text:section text:style-name="Sect1" text:name="das-pickle-modul">
            <text:h text:style-name="P10" text:outline-level="3"><text:bookmark text:name="tut-pickle"/><text:soft-page-break/><text:span text:style-name="T4">7.2.2. Das </text:span><text:span text:style-name="Source_20_Text"><text:span text:style-name="T5">pickle</text:span></text:span><text:span text:style-name="T4">-Modul</text:span></text:h>
            <text:p text:style-name="P2"><text:bookmark text:name="index-0"/><text:span text:style-name="T3">Zeichenketten können einfach in eine Datei geschrieben und aus ihr gelesen werden. Zahlen sind ein bisschen aufwändiger, da die </text:span><text:span text:style-name="Source_20_Text"><text:span text:style-name="T6">read()</text:span></text:span><text:span text:style-name="T3">-Methode nur Zeichenketten zurückgibt. Diese müssen an eine Funktion wie </text:span><text:span text:style-name="Source_20_Text"><text:span text:style-name="T6">int()</text:span></text:span><text:span text:style-name="T3"> übergeben werden, die eine Zeichenkette wie </text:span><text:span text:style-name="Source_20_Text"><text:span text:style-name="T7">'123'</text:span></text:span><text:span text:style-name="T3"> nimmt und deren numerischen Wert 123 zurückgibt. Wenn man jedoch komplexere Datentypen wie Listen, Dictionaries oder Klasseninstanzen speichern will, wird die Angelegenheit viel komplizierter.</text:span></text:p>
            <text:p text:style-name="P2"><text:span text:style-name="T3">Anstatt die Benutzer ständig Code schreiben und debuggen zu lassen, um komplexere Datentypen zu speichern, stellt Python ein Standardmodul namens </text:span><text:span text:style-name="Source_20_Text"><text:span text:style-name="T6">pickle</text:span></text:span><text:span text:style-name="T3"> bereit. Dies ist ein fantastisches Modul, das fast jedes Pythonobjekt (sogar ein paar Formen von Pythoncode!) nehmen kann und es in eine Zeichenkettenrepräsentation konvertieren kann; dieser Prozess wird </text:span><text:span text:style-name="Emphasis"><text:span text:style-name="T3">pickling</text:span></text:span><text:span text:style-name="T3"> (“einwecken”) genannt. Das Objekt aus der Zeichenkettenrepräsentation zu rekonstruieren wird </text:span><text:span text:style-name="Emphasis"><text:span text:style-name="T3">unpickling</text:span></text:span><text:span text:style-name="T3"> genannt. Zwischen pickling und unpickling, kann die Zeichenkettenrepräsentation in Daten oder Dateien gespeichert werden oder über ein Netzwerk an eine entfernte Maschine geschickt werden.</text:span></text:p>
            <text:p text:style-name="P2"><text:span text:style-name="T3">Hat man ein Objekt </text:span><text:span text:style-name="Source_20_Text"><text:span text:style-name="T7">x</text:span></text:span><text:span text:style-name="T3"> und ein Dateiobjekt </text:span><text:span text:style-name="Source_20_Text"><text:span text:style-name="T7">f</text:span></text:span><text:span text:style-name="T3">, das zum Schreiben geöffnet wurde, benötigt der einfachste Weg das Objekt zu picklen nur eine Zeile Code:</text:span></text:p>
            <text:p text:style-name="P4">pickle.dump(x, f)</text:p>
            <text:p text:style-name="P2"><text:span text:style-name="T3">Um das Objekt wieder zu unpicklen reicht, wenn </text:span><text:span text:style-name="Source_20_Text"><text:span text:style-name="T7">f</text:span></text:span><text:span text:style-name="T3"> ein Dateiobjekt ist, das zum Lesen geöffnet wurde:</text:span></text:p>
            <text:p text:style-name="P4">x = pickle.load(f)</text:p>
            <text:p text:style-name="P2"><text:span text:style-name="T3">(Es gibt auch andere Varianten, die benutzt werden, wenn man viele Objekte pickled oder falls man gepicklete Daten nicht in einer Datei speichern will; siehe </text:span><text:span text:style-name="Source_20_Text"><text:span text:style-name="T6">pickle</text:span></text:span><text:span text:style-name="T3"> in der Python Bibliotheksreferenz.)</text:span></text:p>
            <text:p text:style-name="P2"><text:span text:style-name="Source_20_Text"><text:span text:style-name="T6">pickle</text:span></text:span><text:span text:style-name="T3"> ist der normale Weg ein Pythonobjekt zu erzeugen, das gespeichert und von anderen Programmen oder demselben Programm wiederbenutzt werden kann; der Fachbegriff für so etwas ist ein </text:span><text:span text:style-name="Emphasis"><text:span text:style-name="T3">persistentes</text:span></text:span><text:span text:style-name="T3"> Objekt. Weil </text:span><text:span text:style-name="Source_20_Text"><text:span text:style-name="T6">pickle</text:span></text:span><text:span text:style-name="T3"> so weitläufig benutzt wird, stellen viele Programmierer, die Pythonerweiterungen schreiben sicher, dass neue Datentypen, wie Matrizen, richtig gepickled und unpickled werden können.</text:span></text:p>
          </text:section>
        </text:section>
      </text:section>
      <text:p text:style-name="Standard"><text:a xlink:type="simple" xlink:href="https://py-tutorial-de.readthedocs.io/de/python-3.3/errors.html" text:style-name="Internet_20_link" text:visited-style-name="Visited_20_Internet_20_Link">Next </text:a><text:a xlink:type="simple" xlink:href="https://py-tutorial-de.readthedocs.io/de/python-3.3/modules.html" text:style-name="Internet_20_link" text:visited-style-name="Visited_20_Internet_20_Link"> Previous</text:a></text:p>
      <text:p text:style-name="Standard"><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Andale Mono WT', 'Andale Mono', 'Lucida Console', 'Lucida Sans Typewriter', 'DejaVu Sans Mono', 'Bitstream Vera Sans Mono', 'Liberation Mono', 'Nimbus Mono L', Monaco, 'Courier New', Courier, monospace"/>
    <style:font-face style:name="Lato" svg:font-family="Lato, proxima-nova, 'Helvetica Neue', Arial, sans-serif"/>
    <style:font-face style:name="Roboto Slab" svg:font-family="'Roboto Slab', ff-tisa-web-pro, Georgia, Arial, sans-serif"/>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18T07:57:01.739443587</meta:creation-date>
    <dc:date>2021-04-18T07:57:40.668965658</dc:date>
    <meta:editing-duration>PT44S</meta:editing-duration>
    <meta:editing-cycles>1</meta:editing-cycles>
    <meta:document-statistic meta:table-count="0" meta:image-count="0" meta:object-count="0" meta:page-count="8" meta:paragraph-count="195" meta:word-count="2414" meta:character-count="16728" meta:non-whitespace-character-count="14340"/>
    <meta:generator>LibreOffice/6.1.5.2$Linux_ARM_EABI LibreOffice_project/10$Build-2</meta:generator>
  </office:meta>
</office:document-meta>
</file>